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3.8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89cm" svg:height="4.064cm" svg:x="0.508cm" svg:y="0.507cm">
          <draw:text-box>
            <text:p text:style-name="P1"><text:span text:style-name="T1">1: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5T14:42:14.763000000</meta:creation-date>
    <dc:date>2023-08-05T13:29:37.111000000</dc:date>
    <meta:editing-duration>PT19H7M41S</meta:editing-duration>
    <meta:editing-cycles>9</meta:editing-cycles>
    <meta:generator>LibreOffice/7.5.0.3$Windows_X86_64 LibreOffice_project/c21113d003cd3efa8c53188764377a8272d9d6de</meta:generator>
    <meta:document-statistic meta:object-count="1"/>
  </office:meta>
</office:document-meta>
</file>